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8pt" officeooo:rsid="0016cadd" officeooo:paragraph-rsid="0016cadd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</text:p>
      <text:p text:style-name="P1">I am Artur and I am a web developer. </text:p>
      <text:p text:style-name="P1">I am also constant learner, so despite the work I have done with</text:p>
      <text:p text:style-name="P1"><text:s/>Zoho Creative, where I build custom websites and scripts, all my expreience with HTML and CSS, <text:s/>JavaScript, PHP, MySQL and even Python</text:p>
      <text:p text:style-name="P1">I am still waiting for new challenge from you, so I can find a solution for your bussines and learn a lot on the way!</text:p>
      <text:p text:style-name="P1">Thanks for watching and all the best!</text:p>
      <text:p text:style-name="P2">I am waiting to hearing from you! </text:p>
      <text:p text:style-name="P2">Schedule free call now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3T05:22:59.297000000</meta:creation-date>
    <dc:date>2022-12-23T05:46:42.512000000</dc:date>
    <meta:editing-duration>PT13M33S</meta:editing-duration>
    <meta:editing-cycles>1</meta:editing-cycles>
    <meta:document-statistic meta:table-count="0" meta:image-count="0" meta:object-count="0" meta:page-count="1" meta:paragraph-count="8" meta:word-count="88" meta:character-count="450" meta:non-whitespace-character-count="366"/>
    <meta:generator>LibreOffice/7.3.6.2$Windows_X86_64 LibreOffice_project/c28ca90fd6e1a19e189fc16c05f8f8924961e12e</meta:generator>
  </office:meta>
</office:document-meta>
</file>